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3A1C0000476406F9E002.svm" manifest:media-type=""/>
  <manifest:file-entry manifest:full-path="Pictures/2000000900003A1C000047FA9754FE85.svm" manifest:media-type=""/>
  <manifest:file-entry manifest:full-path="Pictures/2000000900003A1C00004BE2F266420E.svm" manifest:media-type=""/>
  <manifest:file-entry manifest:full-path="Pictures/2000000900003A1C000049581338BAEB.svm" manifest:media-type=""/>
  <manifest:file-entry manifest:full-path="Pictures/2000000900003A1C0000522216B4AB10.svm" manifest:media-type=""/>
  <manifest:file-entry manifest:full-path="Pictures/200000090000412400002D833FF379CF.svm" manifest:media-type=""/>
  <manifest:file-entry manifest:full-path="Pictures/2000000900002888000023BF16575F78.svm" manifest:media-type=""/>
  <manifest:file-entry manifest:full-path="Pictures/2000000900007004000058ADB3782151.svm" manifest:media-type=""/>
  <manifest:file-entry manifest:full-path="Pictures/2000000900003A1C00004A8422D138D9.svm" manifest:media-type=""/>
  <manifest:file-entry manifest:full-path="Pictures/2000000900002C7000002F90EF628FDA.svm" manifest:media-type=""/>
  <manifest:file-entry manifest:full-path="Pictures/2000000900003A1C000051F0339F5921.svm" manifest:media-type=""/>
  <manifest:file-entry manifest:full-path="Pictures/2000000900006064000058AD78171D00.svm" manifest:media-type=""/>
  <manifest:file-entry manifest:full-path="Pictures/2000000900003A1C00004606BA6A5FBC.svm" manifest:media-type=""/>
  <manifest:file-entry manifest:full-path="Pictures/2000000900003A1C00004E9E3CE9239A.svm" manifest:media-type=""/>
  <manifest:file-entry manifest:full-path="Pictures/2000000900002D9C00002A95DE37D89D.svm" manifest:media-type=""/>
  <manifest:file-entry manifest:full-path="Pictures/2000000900003A1C0000469C27CE2C69.svm" manifest:media-type=""/>
  <manifest:file-entry manifest:full-path="Pictures/2000000900003A8000003ECC4C59F545.svm" manifest:media-type=""/>
  <manifest:file-entry manifest:full-path="Pictures/20000009000039B800003AFDDD774187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2pt" fo:font-style="italic" officeooo:paragraph-rsid="00182956" style:font-size-asian="10.5pt" style:font-style-asian="italic" style:font-size-complex="12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1caf0e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normal" officeooo:paragraph-rsid="001fb5ee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bold" officeooo:paragraph-rsid="001fb5ee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officeooo:paragraph-rsid="001fb5ee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text-align="center" style:justify-single-word="false"/>
      <style:text-properties fo:font-size="26pt" fo:font-style="italic" officeooo:paragraph-rsid="00182956" style:font-size-asian="26pt" style:font-style-asian="italic" style:font-size-complex="26pt" style:font-style-complex="italic"/>
    </style:style>
    <style:style style:name="P8" style:family="paragraph" style:parent-style-name="Standard">
      <style:text-properties officeooo:paragraph-rsid="001caf0e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none" fo:font-weight="bold" officeooo:paragraph-rsid="00213533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font-size="26pt" fo:font-style="italic" officeooo:paragraph-rsid="00182956" style:font-size-asian="26pt" style:font-style-asian="italic" style:font-size-complex="26pt" style:font-style-complex="italic"/>
    </style:style>
    <style:style style:name="P12" style:family="paragraph" style:parent-style-name="Standard">
      <style:paragraph-properties fo:text-align="center" style:justify-single-word="false"/>
      <style:text-properties fo:font-size="32pt" fo:font-style="italic" officeooo:rsid="00182956" officeooo:paragraph-rsid="00182956" style:font-size-asian="32pt" style:font-style-asian="italic" style:font-size-complex="32pt" style:font-style-complex="italic"/>
    </style:style>
    <style:style style:name="P13" style:family="paragraph" style:parent-style-name="Standard">
      <style:paragraph-properties fo:text-align="end" style:justify-single-word="false"/>
      <style:text-properties fo:font-size="12pt" fo:font-style="italic" officeooo:rsid="00182956" officeooo:paragraph-rsid="00182956" style:font-size-asian="10.5pt" style:font-style-asian="italic" style:font-size-complex="12pt" style:font-style-complex="italic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officeooo:rsid="00182956" officeooo:paragraph-rsid="00182956" style:font-size-asian="10.5pt" style:font-style-asian="normal" style:font-size-complex="12pt" style:font-style-complex="normal"/>
    </style:style>
    <style:style style:name="P15" style:family="paragraph" style:parent-style-name="Standard">
      <style:paragraph-properties fo:text-align="center" style:justify-single-word="false"/>
      <style:text-properties fo:font-size="12pt" fo:font-style="normal" style:text-underline-style="none" officeooo:rsid="001aac8e" officeooo:paragraph-rsid="001aac8e" style:font-size-asian="10.5pt" style:font-style-asian="normal" style:font-size-complex="12pt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style:text-underline-style="none" officeooo:rsid="001aac8e" officeooo:paragraph-rsid="001aac8e" style:font-size-asian="10.5pt" style:font-style-asian="normal" style:font-size-complex="12pt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caf0e" officeooo:paragraph-rsid="001caf0e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paragraph-rsid="001fb5ee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22pt" fo:font-style="italic" style:text-underline-style="solid" style:text-underline-width="auto" style:text-underline-color="font-color" officeooo:rsid="00190c81" officeooo:paragraph-rsid="00182956" style:font-size-asian="22pt" style:font-style-asian="italic" style:font-size-complex="22pt" style:font-style-complex="italic"/>
    </style:style>
    <style:style style:name="P20" style:family="paragraph" style:parent-style-name="Standard">
      <style:paragraph-properties fo:text-align="center" style:justify-single-word="false"/>
      <style:text-properties fo:font-size="22pt" fo:font-style="italic" style:text-underline-style="solid" style:text-underline-width="auto" style:text-underline-color="font-color" officeooo:rsid="00190c81" officeooo:paragraph-rsid="00190c81" style:font-size-asian="22pt" style:font-style-asian="italic" style:font-size-complex="22pt" style:font-style-complex="italic"/>
    </style:style>
    <style:style style:name="P21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1caf0e" officeooo:paragraph-rsid="001caf0e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4pt" fo:font-style="normal" style:text-underline-style="none" fo:font-weight="bold" officeooo:rsid="001caf0e" officeooo:paragraph-rsid="001caf0e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1e826d" officeooo:paragraph-rsid="001e826d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4pt" fo:font-style="normal" style:text-underline-style="none" fo:font-weight="bold" officeooo:rsid="001e826d" officeooo:paragraph-rsid="001e826d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2pt" fo:font-style="italic" fo:font-weight="bold" officeooo:paragraph-rsid="001e826d" style:font-size-asian="12pt" style:font-style-asian="italic" style:font-weight-asian="bold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bold" officeooo:rsid="001e826d" officeooo:paragraph-rsid="001e826d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bold" officeooo:rsid="001f2948" officeooo:paragraph-rsid="001f2948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1f2948" officeooo:paragraph-rsid="001fb5ee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bold" officeooo:rsid="001f2948" officeooo:paragraph-rsid="001f2948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none" fo:font-weight="bold" officeooo:rsid="001f2948" officeooo:paragraph-rsid="001f2948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bold" officeooo:rsid="00202c20" officeooo:paragraph-rsid="00202c20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bold" officeooo:rsid="00213533" officeooo:paragraph-rsid="00213533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bold" officeooo:rsid="0024bde0" officeooo:paragraph-rsid="0024bde0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bold" officeooo:paragraph-rsid="00213533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none" fo:font-weight="bold" officeooo:paragraph-rsid="00213533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1caf0e"/>
    </style:style>
    <style:style style:name="T2" style:family="text">
      <style:text-properties fo:font-style="italic" officeooo:rsid="001caf0e" style:font-style-asian="italic" style:font-style-complex="italic"/>
    </style:style>
    <style:style style:name="T3" style:family="text">
      <style:text-properties officeooo:rsid="001e826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dc574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2b2cf0"/>
    </style:style>
    <style:style style:name="fr1" style:family="graphic" style:parent-style-name="Frame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Dossier Infoplus</text:p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AKOTONDRAMASY Tendry, </text:p>
      <text:p text:style-name="P2">DUPREY Charles, </text:p>
      <text:p text:style-name="P2">LABROUE Thibault, </text:p>
      <text:p text:style-name="P13">CAREL Antoine.</text:p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><text:soft-page-break/></text:p>
      <text:p text:style-name="P20">Sommaire</text:p>
      <text:p text:style-name="P20"/>
      <text:p text:style-name="P15"/>
      <text:p text:style-name="P15"/>
      <text:p text:style-name="P15"/>
      <text:p text:style-name="P15"/>
      <text:p text:style-name="P15">1 – Analyse des besoins..............................................................................................p.1</text:p>
      <text:p text:style-name="P15"/>
      <text:p text:style-name="P15">2 – Cahier des charges................................................................................................p.2</text:p>
      <text:p text:style-name="P15"/>
      <text:p text:style-name="P15">3 – Journal de bord.....................................................................................................p.4</text:p>
      <text:p text:style-name="P15"/>
      <text:p text:style-name="P15">4 – Diagramme de cas d'utilisation niveau 1..............................................................p.6</text:p>
      <text:p text:style-name="P15"/>
      <text:p text:style-name="P15">5 – Diagramme de cas d'utilisation niveau 2..............................................................p.7</text:p>
      <text:p text:style-name="P15"/>
      <text:p text:style-name="P15">6 – Modèle de donnée................................................................................................ p.8</text:p>
      <text:p text:style-name="P15"/>
      <text:p text:style-name="P15">7 – Diagramme de séquence : renouveler un paiement..............................................p.9</text:p>
      <text:p text:style-name="P15"/>
      <text:p text:style-name="P15">8 - Diagramme de séquence : s'inscrire......................................................................p.10</text:p>
      <text:p text:style-name="P15"/>
      <text:p text:style-name="P15">9 – Maquette de l'IHM...............................................................................................p.11</text:p>
      <text:p text:style-name="P15"/>
      <text:p text:style-name="P15">10 – Diagramme de séquence système......................................................................p.<text:span text:style-name="T8">23</text:span></text:p>
      <text:p text:style-name="P15"/>
      <text:p text:style-name="P15">11 – Diagramme d'activité.........................................................................................p.<text:span text:style-name="T8">24</text:span></text:p>
      <text:p text:style-name="P15"/>
      <text:p text:style-name="P15">12 – Diagramme de classe participante.....................................................................p.<text:span text:style-name="T8">25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/>
      <text:p text:style-name="P16"/>
      <text:p text:style-name="P21"/>
      <text:p text:style-name="P22"><text:soft-page-break/>1 – Analyse des besoins</text:p>
      <text:p text:style-name="P21"/>
      <text:p text:style-name="P21"/>
      <text:p text:style-name="P8"/>
      <text:p text:style-name="P8"><text:span text:style-name="T1"><text:tab/>Le </text:span>client s'inscrit et se connecte au site, choisit de payer ou non, (sélectionne ses intérêts), puis reçoit des propositions d'articles auquels il peut souscrire.</text:p>
      <text:p text:style-name="P8"/>
      <text:p text:style-name="P8"><text:s/><text:tab/>Il peut également s'abonner pour devenir premium et ainsi consulter autant d'articles qu'il le désire, sur les sites de son abonnement.</text:p>
      <text:p text:style-name="P8"/>
      <text:p text:style-name="P8"><text:tab/>Si l'utilisateur n'est pas premium, il peut gratuitement consulter les revues de presse ou mettre de l'argent sur une cagnotte et ainsi consulter des articles payants : l'argent sera retiré de sa cagnotte (consultation limitée à 3 fois).</text:p>
      <text:p text:style-name="P8"/>
      <text:p text:style-name="P8"><text:tab/>Les revues de presse se font par thèmes et sont consultables dans la rubrique revue de l'appli<text:span text:style-name="T1">cation</text:span> mobile.</text:p>
      <text:p text:style-name="P8"/>
      <text:p text:style-name="P8"><text:tab/>Les souscripteurs reçoivent un e<text:span text:style-name="T1">-</text:span>mail hebdomadaire avec les titres, sources et lien d'articles à propos des thèmes choisis par l'utilisateur. L'utilisateur peut choisir de recevoir ou non des e<text:span text:style-name="T1">-</text:span>mails, ou ne recevoir que les articles des thèmes choisis.</text:p>
      <text:p text:style-name="P8"/>
      <text:p text:style-name="P3"><text:span text:style-name="T1"><text:tab/>Les utilisateurs qui ne payent pas ont accès aux revues de presse mais en version </text:span><text:span text:style-name="T2">à plat</text:span><text:span text:style-name="T1"> (sans liens vers les articles)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3"/>
      <text:p text:style-name="P23"/>
      <text:p text:style-name="P23"/>
      <text:p text:style-name="P24"><text:soft-page-break/>2 – Cahier des charges</text:p>
      <text:p text:style-name="P26"/>
      <text:p text:style-name="P26"/>
      <text:p text:style-name="P26">Inscription</text:p>
      <text:p text:style-name="P10"/>
      <text:p text:style-name="P10">Cette page est réservée aux utilisateurs <text:span text:style-name="T4">non connectés</text:span>.</text:p>
      <text:p text:style-name="P10"/>
      <text:p text:style-name="P10"><text:tab/>● Demander à l'utilisateur d'entrer un mot de passe qui devra compter entre 6 et 30 <text:tab/>caractères.</text:p>
      <text:p text:style-name="P10"><text:tab/>● Demander une confirmation du mot de passe.</text:p>
      <text:p text:style-name="P10"><text:tab/>● On demande à l'utilisateur d'entrer une adresse e<text:span text:style-name="T3">-</text:span>mail valide afin de pouvoir confirmer <text:tab/>son inscription.</text:p>
      <text:p text:style-name="P10"><text:tab/>● On envoie un email de confirmation à l’utilisateur</text:p>
      <text:p text:style-name="P10"><text:tab/>● L’utilisateur clique sur un lien de confirmation afin de valider la création de son</text:p>
      <text:p text:style-name="P10"><text:tab/>compte</text:p>
      <text:p text:style-name="P10"><text:tab/>● L’utilisateur est redirigé vers la page de connexion</text:p>
      <text:p text:style-name="P25"/>
      <text:p text:style-name="P25">Connexion</text:p>
      <text:p text:style-name="P10"/>
      <text:p text:style-name="P10">Cette page est réservée aux utilisateurs <text:span text:style-name="T4">non connectés</text:span>.</text:p>
      <text:p text:style-name="P10"/>
      <text:p text:style-name="P10"><text:tab/>● L’utilisateur rentre son adresse email et son mot de passe</text:p>
      <text:p text:style-name="P10"><text:tab/>● Si les identifiants sont corrects, on le redirige vers la page d’accueil du site</text:p>
      <text:p text:style-name="P25"/>
      <text:p text:style-name="P25">Mon Compte</text:p>
      <text:p text:style-name="P10"/>
      <text:p text:style-name="P10">Cette page est réservée aux utilisateurs <text:span text:style-name="T4">connectés.</text:span></text:p>
      <text:p text:style-name="P10"/>
      <text:p text:style-name="P10"><text:tab/>● Modification des informations personnelles</text:p>
      <text:p text:style-name="P10"><text:tab/>● Modification des coordonnées bancaires</text:p>
      <text:p text:style-name="P10"><text:tab/>● Modification mot de passe</text:p>
      <text:p text:style-name="P10"><text:tab/>● Recevoir ou non la newsletter</text:p>
      <text:p text:style-name="P25"/>
      <text:p text:style-name="P25">Page d’accueil</text:p>
      <text:p text:style-name="P10"/>
      <text:p text:style-name="P10">Cette page est visible par <text:span text:style-name="T4">tout le monde</text:span>.</text:p>
      <text:p text:style-name="P10"/>
      <text:p text:style-name="P10"><text:tab/>● Sur la page d’accueil, des revues de presses sont proposées selon des thèmes.</text:p>
      <text:p text:style-name="P10"><text:tab/>● L’utilisateur peut choisir des articles classés par thèmes (ex: sport, politique...)</text:p>
      <text:p text:style-name="P10"><text:tab/>● Une rubrique ramène dans la partie abonnement.</text:p>
      <text:p text:style-name="P10"><text:tab/>● Les membres, abonnés ou non, peuvent s’inscrire ou se désinscrire à la newsletter.</text:p>
      <text:p text:style-name="P25"/>
      <text:p text:style-name="P25">Abonnement</text:p>
      <text:p text:style-name="P10"/>
      <text:p text:style-name="P10">Cette page est accessible aux <text:span text:style-name="T4">membres </text:span>et aux <text:span text:style-name="T4">abonnés</text:span>.</text:p>
      <text:p text:style-name="P10"/>
      <text:p text:style-name="P10"><text:tab/>● Un utilisateur peut s’abonner en choisissant son offre (s’abonner à un ou plusieurs sites)</text:p>
      <text:p text:style-name="P10"><text:tab/>● Un utilisateur peut gérer son abonnement : visualiser combien de temps d’abonnement il <text:tab/>lui reste, renouveler son abonnement…</text:p>
      <text:p text:style-name="P10"><text:tab/>● Les abonnés reçoivent toutes les semaines la newsletter</text:p>
      <text:p text:style-name="P25"><text:soft-page-break/></text:p>
      <text:p text:style-name="P25"/>
      <text:p text:style-name="P25">Page de recherche</text:p>
      <text:p text:style-name="P10"/>
      <text:p text:style-name="P10"><text:tab/>● L’utilisateur peut rechercher des articles ou des revues de presse par motsclés, thèmes, <text:tab/>date de publication</text:p>
      <text:p text:style-name="P10"><text:tab/>● L’utilisateur peut ajouter des articles à son panier</text:p>
      <text:p text:style-name="P25"/>
      <text:p text:style-name="P25">Page d’administration</text:p>
      <text:p text:style-name="P10"/>
      <text:p text:style-name="P10"><text:tab/>● Gestion des membres</text:p>
      <text:p text:style-name="P10"><text:tab/>● Statistiques sur les consultations d’articles</text:p>
      <text:p text:style-name="P10"><text:tab/>● Gestion des thèmes</text:p>
      <text:p text:style-name="P10"><text:tab/>● Création de revues de presses</text:p>
      <text:p text:style-name="P10"><text:tab/>● Création de newsletters</text:p>
      <text:p text:style-name="P25"/>
      <text:p text:style-name="P25">Panier</text:p>
      <text:p text:style-name="P10"/>
      <text:p text:style-name="P10"><text:tab/>● L’utilisateur peut voir quels articles sont dans son panier</text:p>
      <text:p text:style-name="P10"><text:tab/>● L’utilisateur peut acheter tous les articles en même temps ou seulement en acheter un seul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0"/>
      <text:p text:style-name="P30"/>
      <text:p text:style-name="P30"/>
      <text:p text:style-name="P30"/>
      <text:p text:style-name="P30"/>
      <text:p text:style-name="P31"><text:soft-page-break/>3 – Journal de bord</text:p>
      <text:p text:style-name="P28"/>
      <text:p text:style-name="P28"/>
      <text:p text:style-name="P5">Séance 1 : </text:p>
      <text:p text:style-name="P6"/>
      <text:p text:style-name="P6">- Compréhension du sujet<text:tab/><text:tab/><text:tab/><text:tab/><text:tab/></text:p>
      <text:p text:style-name="P6">- Diagramme de cas d'utilisation niveau 1 et 2<text:tab/><text:tab/>: Tendry</text:p>
      <text:p text:style-name="P6">- Diagramme de séquence ( Consultation )<text:tab/><text:tab/><text:tab/>: Tendry</text:p>
      <text:p text:style-name="P6">- Élaboration du cahier des charges ( en cours )<text:tab/><text:tab/>: Charles, Thibault, Antoine</text:p>
      <text:p text:style-name="P6"/>
      <text:p text:style-name="P6"><text:span text:style-name="T5">Planification :</text:span> Mise en place du cahier des charges</text:p>
      <text:p text:style-name="P6"/>
      <text:p text:style-name="P6"/>
      <text:p text:style-name="P5">Séance 2 : </text:p>
      <text:p text:style-name="P6"/>
      <text:p text:style-name="P6">- Élaboration du cahier des charges ( terminé )<text:tab/><text:tab/>: Charles, Thibault </text:p>
      <text:p text:style-name="P6">- Diagramme de séquence ( Inscription )<text:tab/><text:tab/><text:tab/>: Tendry, Antoine</text:p>
      <text:p text:style-name="P6">- Modèle du domaine<text:tab/>(en cours)<text:tab/><text:tab/><text:tab/><text:tab/>: Charles</text:p>
      <text:p text:style-name="P6">- Maquette de l'IHM<text:tab/>(en cours)<text:tab/><text:tab/><text:tab/><text:tab/>: Tendry</text:p>
      <text:p text:style-name="P6"/>
      <text:p text:style-name="P6"><text:span text:style-name="T5">Planification :</text:span> Mise en place de tous les diagrammes nécessaires</text:p>
      <text:p text:style-name="P6"/>
      <text:p text:style-name="P6"/>
      <text:p text:style-name="P5">Séance 3 :</text:p>
      <text:p text:style-name="P5"/>
      <text:p text:style-name="P4">- Modèle du domaine (terminé) </text:p>
      <text:p text:style-name="P4">- Maquette de l'IHM  (en cours)<text:tab/><text:tab/><text:tab/><text:tab/>: Tendry</text:p>
      <text:p text:style-name="P4">- Création de la base de donnée <text:tab/><text:tab/><text:tab/><text:tab/>: Charles</text:p>
      <text:p text:style-name="P4"/>
      <text:p text:style-name="P4"><text:span text:style-name="T5">Planification :</text:span> Finir maquette de l'IHM, commencer l'élaboration du site</text:p>
      <text:p text:style-name="P4"/>
      <text:p text:style-name="P4"/>
      <text:p text:style-name="P5">Séance 4 :</text:p>
      <text:p text:style-name="P4"/>
      <text:p text:style-name="P4">- Maquette de l'IHM (terminé) <text:tab/><text:tab/><text:tab/><text:tab/>: Tendry</text:p>
      <text:p text:style-name="P4">- Création des formulaires de base <text:tab/><text:tab/><text:tab/><text:tab/>: Antoine</text:p>
      <text:p text:style-name="P4">- Élaboration du site <text:tab/><text:tab/><text:tab/><text:tab/><text:tab/><text:tab/>: Charles, Thibault</text:p>
      <text:p text:style-name="P4"/>
      <text:p text:style-name="P4"><text:span text:style-name="T5">Planification :</text:span> Commencer le diagramme de classe participante</text:p>
      <text:p text:style-name="P4"/>
      <text:p text:style-name="P5"/>
      <text:p text:style-name="P5"/>
      <text:p text:style-name="P5">Séance 5 :</text:p>
      <text:p text:style-name="P4"/>
      <text:p text:style-name="P4">- Élaboration du diagramme classe participante (en cours) <text:tab/>: Tendry, Antoine</text:p>
      <text:p text:style-name="P4">- Élaboration du site <text:tab/><text:tab/><text:tab/><text:tab/><text:tab/><text:tab/>: Charles, Thibault</text:p>
      <text:p text:style-name="P4">- Mis à jour de la base de donnée</text:p>
      <text:p text:style-name="P4"/>
      <text:p text:style-name="P4"><text:span text:style-name="T5">Planification :</text:span> Finir diagramme classe participante, commencer diagramme d'activité </text:p>
      <text:p text:style-name="P4"/>
      <text:p text:style-name="P5"><text:soft-page-break/>Séance 6 :</text:p>
      <text:p text:style-name="P4"/>
      <text:p text:style-name="P4">- Diagramme de classe participante (terminé) <text:tab/><text:tab/>: Tendry</text:p>
      <text:p text:style-name="P4">- Diagramme d'activité (terminé) <text:tab/><text:tab/><text:tab/><text:tab/>: Thibault</text:p>
      <text:p text:style-name="P4">- Diagramme de séquence système (terminé) <text:tab/><text:tab/>: Antoine</text:p>
      <text:p text:style-name="P4">- Élaboration du site <text:tab/><text:tab/><text:tab/><text:tab/><text:tab/><text:tab/>: Charles</text:p>
      <text:p text:style-name="P4"/>
      <text:p text:style-name="P5">Planification :<text:span text:style-name="T7"> Faire le site web</text:span></text:p>
      <text:p text:style-name="P4"/>
      <text:p text:style-name="P4"/>
      <text:p text:style-name="P5">Séance 7 :</text:p>
      <text:p text:style-name="P5"/>
      <text:p text:style-name="P4">- Élaboration du site <text:tab/><text:tab/><text:tab/><text:tab/><text:tab/><text:tab/>: Charles, Antoine, Tendry, Thibault</text:p>
      <text:p text:style-name="P4"/>
      <text:list xml:id="list7035295208258408993" text:style-name="L1">
        <text:list-header>
          <text:p text:style-name="P18"/>
        </text:list-header>
      </text:list>
      <text:p text:style-name="P5">Séance <text:span text:style-name="T6">8</text:span> :</text:p>
      <text:p text:style-name="P5"/>
      <text:p text:style-name="P4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32"><draw:frame draw:style-name="fr1" draw:name="Cadre1" text:anchor-type="paragraph" svg:x="-0.42cm" svg:y="-0.67cm" svg:width="17.782cm" draw:z-index="6"><draw:text-box fo:min-height="18.653cm"><text:p text:style-name="Illustration"><draw:frame draw:style-name="fr6" draw:name="images1" text:anchor-type="paragraph" svg:x="0.004cm" svg:y="0.002cm" svg:width="17.782cm" style:rel-width="100%" svg:height="18.653cm" style:rel-height="scale" draw:z-index="7"><draw:image xlink:href="Pictures/20000009000039B800003AFDDD774187.svm" xlink:type="simple" xlink:show="embed" xlink:actuate="onLoad"/></draw:frame>Diagramme de cas d'utilisation niveau 1</text:p></draw:text-box></draw:frame> 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/>
      <text:p text:style-name="P32"><draw:frame draw:style-name="fr2" draw:name="Cadre2" text:anchor-type="paragraph" svg:x="-0.231cm" svg:y="-0.319cm" svg:width="18.073cm" draw:z-index="8"><draw:text-box fo:min-height="21.084cm"><text:p text:style-name="Caption"><draw:frame draw:style-name="fr6" draw:name="images2" text:anchor-type="paragraph" svg:x="0.004cm" svg:y="0.002cm" svg:width="18.073cm" style:rel-width="100%" svg:height="21.084cm" style:rel-height="scale" draw:z-index="9"><draw:image xlink:href="Pictures/2000000900003A8000003ECC4C59F545.svm" xlink:type="simple" xlink:show="embed" xlink:actuate="onLoad"/></draw:frame>Diagramme de cas d'utilisation niveau 2</text:p></draw:text-box></draw:frame></text:p>
      <text:p text:style-name="P32"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2" draw:name="Cadre3" text:anchor-type="paragraph" svg:x="-0.575cm" svg:y="0.422cm" svg:width="17.438cm" draw:z-index="10"><draw:text-box fo:min-height="16.219cm"><text:p text:style-name="Caption"><draw:frame draw:style-name="fr6" draw:name="images3" text:anchor-type="paragraph" svg:x="0.004cm" svg:y="0.002cm" svg:width="17.438cm" style:rel-width="100%" svg:height="16.219cm" style:rel-height="scale" draw:z-index="11"><draw:image xlink:href="Pictures/2000000900002888000023BF16575F78.svm" xlink:type="simple" xlink:show="embed" xlink:actuate="onLoad"/></draw:frame>Modèle de donnée</text:p></draw:text-box></draw:frame></text:p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<draw:frame draw:style-name="fr3" draw:name="Cadre4" text:anchor-type="paragraph" svg:x="0.748cm" svg:y="-0.053cm" svg:width="16.088cm" draw:z-index="12"><draw:text-box fo:min-height="16.574cm"><text:p text:style-name="Caption"><draw:frame draw:style-name="fr6" draw:name="images4" text:anchor-type="paragraph" svg:x="0.004cm" svg:y="0.002cm" svg:width="16.088cm" style:rel-width="100%" svg:height="16.574cm" style:rel-height="scale" draw:z-index="13"><draw:image xlink:href="Pictures/2000000900002D9C00002A95DE37D89D.svm" xlink:type="simple" xlink:show="embed" xlink:actuate="onLoad"/></draw:frame>Diagramme de séquence : renouveler un paiement</text:p></draw:text-box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draw:frame draw:style-name="fr3" draw:name="Cadre5" text:anchor-type="paragraph" svg:x="-0.21cm" svg:y="-0.106cm" svg:width="17.41cm" draw:z-index="14"><draw:text-box fo:min-height="16.746cm"><text:p text:style-name="Caption"><draw:frame draw:style-name="fr6" draw:name="images5" text:anchor-type="paragraph" svg:x="0.004cm" svg:y="0.002cm" svg:width="17.41cm" style:rel-width="100%" svg:height="16.746cm" style:rel-height="scale" draw:z-index="15"><draw:image xlink:href="Pictures/2000000900002C7000002F90EF628FDA.svm" xlink:type="simple" xlink:show="embed" xlink:actuate="onLoad"/></draw:frame>Diagramme de séquence : s'inscrire</text:p></draw:text-box></draw:frame> 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5"><draw:frame draw:style-name="fr4" draw:name="Cadre6" text:anchor-type="paragraph" svg:y="0.741cm" svg:width="14.877cm" draw:z-index="16"><draw:text-box fo:min-height="21.026cm"><text:p text:style-name="Caption"><draw:frame draw:style-name="fr6" draw:name="images6" text:anchor-type="paragraph" svg:x="0.004cm" svg:y="0.002cm" svg:width="14.877cm" style:rel-width="100%" svg:height="21.026cm" style:rel-height="scale" draw:z-index="17"><draw:image xlink:href="Pictures/2000000900003A1C0000522216B4AB10.svm" xlink:type="simple" xlink:show="embed" xlink:actuate="onLoad"/></draw:frame>Page d'accueil</text:p></draw:text-box></draw:frame><text:soft-page-break/></text:p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><draw:frame draw:style-name="fr7" draw:name="images7" text:anchor-type="paragraph" svg:width="14.877cm" svg:height="19.076cm" draw:z-index="0"><draw:image xlink:href="Pictures/2000000900003A1C00004A8422D138D9.svm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><draw:frame draw:style-name="fr7" draw:name="images8" text:anchor-type="paragraph" svg:width="14.877cm" svg:height="19.426cm" draw:z-index="1"><draw:image xlink:href="Pictures/2000000900003A1C00004BE2F266420E.svm" xlink:type="simple" xlink:show="embed" xlink:actuate="onLoad"/></draw:frame></text:p>
      <text:p text:style-name="P9"/>
      <text:p text:style-name="P9"/>
      <text:p text:style-name="P9"/>
      <text:p text:style-name="P9"><draw:frame draw:style-name="fr7" draw:name="images9" text:anchor-type="paragraph" svg:width="14.877cm" svg:height="20.976cm" draw:z-index="2"><draw:image xlink:href="Pictures/2000000900003A1C000051F0339F5921.svm" xlink:type="simple" xlink:show="embed" xlink:actuate="onLoad"/></draw:frame><text:soft-page-break/>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<draw:frame draw:style-name="fr5" draw:name="Cadre7" text:anchor-type="paragraph" svg:width="14.877cm" draw:z-index="18"><draw:text-box fo:min-height="20.126cm"><text:p text:style-name="Caption"><draw:frame draw:style-name="fr6" draw:name="images10" text:anchor-type="paragraph" svg:x="0.004cm" svg:y="0.002cm" svg:width="14.877cm" style:rel-width="100%" svg:height="20.126cm" style:rel-height="scale" draw:z-index="19"><draw:image xlink:href="Pictures/2000000900003A1C00004E9E3CE9239A.svm" xlink:type="simple" xlink:show="embed" xlink:actuate="onLoad"/></draw:frame>Formulaire d'inscription</text:p></draw:text-box></draw:frame></text:p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><draw:frame draw:style-name="fr5" draw:name="Cadre8" text:anchor-type="paragraph" svg:width="14.877cm" draw:z-index="20"><draw:text-box fo:min-height="18.076cm"><text:p text:style-name="Caption"><draw:frame draw:style-name="fr6" draw:name="images11" text:anchor-type="paragraph" svg:x="0.004cm" svg:y="0.002cm" svg:width="14.877cm" style:rel-width="100%" svg:height="18.076cm" style:rel-height="scale" draw:z-index="21"><draw:image xlink:href="Pictures/2000000900003A1C0000469C27CE2C69.svm" xlink:type="simple" xlink:show="embed" xlink:actuate="onLoad"/></draw:frame>Menu utilisateur</text:p></draw:text-box></draw:frame></text:p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5" draw:name="Cadre9" text:anchor-type="paragraph" svg:width="14.877cm" draw:z-index="22"><draw:text-box fo:min-height="18.426cm"><text:p text:style-name="Caption"><draw:frame draw:style-name="fr6" draw:name="images12" text:anchor-type="paragraph" svg:x="0.004cm" svg:y="0.002cm" svg:width="14.877cm" style:rel-width="100%" svg:height="18.426cm" style:rel-height="scale" draw:z-index="23"><draw:image xlink:href="Pictures/2000000900003A1C000047FA9754FE85.svm" xlink:type="simple" xlink:show="embed" xlink:actuate="onLoad"/></draw:frame>Formulaire de connexion</text:p></draw:text-box></draw:frame></text:p>
      <text:p text:style-name="P9"><draw:frame draw:style-name="fr5" draw:name="Cadre10" text:anchor-type="paragraph" svg:width="14.877cm" draw:z-index="24"><draw:text-box fo:min-height="18.777cm"><text:p text:style-name="Caption"><draw:frame draw:style-name="fr6" draw:name="images13" text:anchor-type="paragraph" svg:x="0.004cm" svg:y="0.002cm" svg:width="14.877cm" style:rel-width="100%" svg:height="18.777cm" style:rel-height="scale" draw:z-index="25"><draw:image xlink:href="Pictures/2000000900003A1C000049581338BAEB.svm" xlink:type="simple" xlink:show="embed" xlink:actuate="onLoad"/></draw:frame>Gérer son abonnement</text:p></draw:text-box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><draw:frame draw:style-name="fr5" draw:name="Cadre11" text:anchor-type="paragraph" svg:width="14.877cm" draw:z-index="26"><draw:text-box fo:min-height="17.926cm"><text:p text:style-name="Caption"><draw:frame draw:style-name="fr6" draw:name="images14" text:anchor-type="paragraph" svg:x="0.004cm" svg:y="0.002cm" svg:width="14.877cm" style:rel-width="100%" svg:height="17.926cm" style:rel-height="scale" draw:z-index="27"><draw:image xlink:href="Pictures/2000000900003A1C00004606BA6A5FBC.svm" xlink:type="simple" xlink:show="embed" xlink:actuate="onLoad"/></draw:frame>Formulaire de recherche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><draw:frame draw:style-name="fr5" draw:name="Cadre12" text:anchor-type="paragraph" svg:width="14.877cm" draw:z-index="28"><draw:text-box fo:min-height="18.276cm"><text:p text:style-name="Caption"><draw:frame draw:style-name="fr6" draw:name="images15" text:anchor-type="paragraph" svg:x="0.004cm" svg:y="0.002cm" svg:width="14.877cm" style:rel-width="100%" svg:height="18.276cm" style:rel-height="scale" draw:z-index="29"><draw:image xlink:href="Pictures/2000000900003A1C0000476406F9E002.svm" xlink:type="simple" xlink:show="embed" xlink:actuate="onLoad"/></draw:frame>Ajouter une newsletter ou une revue de presse</text:p></draw:text-box></draw:frame></text:p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4">Diagramme de séquence système</text:p>
      <text:p text:style-name="P34"/>
      <text:p text:style-name="P34"><draw:frame draw:style-name="fr8" draw:name="images16" text:anchor-type="paragraph" svg:x="-1.214cm" svg:y="1cm" svg:width="19.241cm" svg:height="13.39cm" draw:z-index="3"><draw:image xlink:href="Pictures/200000090000412400002D833FF379CF.svm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frame draw:style-name="fr7" draw:name="images17" text:anchor-type="paragraph" svg:width="18.794cm" svg:height="17.538cm" draw:z-index="4"><draw:image xlink:href="Pictures/2000000900006064000058AD78171D00.svm" xlink:type="simple" xlink:show="embed" xlink:actuate="onLoad"/></draw:frame></text:p>
      <text:p text:style-name="P34"><text:soft-page-break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frame draw:style-name="fr8" draw:name="images18" text:anchor-type="paragraph" svg:x="-1.977cm" svg:y="0.399cm" svg:width="20.745cm" svg:height="17.835cm" draw:z-index="5"><draw:image xlink:href="Pictures/2000000900007004000058ADB3782151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 text:page-adjust="-3">2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8T13:27:53.85</meta:creation-date>
    <meta:generator>LibreOffice/4.0.4.2$Windows_x86 LibreOffice_project/9e9821abd0ffdbc09cd8c52eaa574fa09eb08f2</meta:generator>
    <dc:date>2014-03-18T15:41:48.44</dc:date>
    <meta:editing-duration>PT1H48M19S</meta:editing-duration>
    <meta:editing-cycles>22</meta:editing-cycles>
    <meta:document-statistic meta:table-count="0" meta:image-count="18" meta:object-count="0" meta:page-count="26" meta:paragraph-count="122" meta:word-count="906" meta:character-count="6607" meta:non-whitespace-character-count="5690"/>
  </office:meta>
</office:document-meta>
</file>